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2F000000022299043CB8313294B.png" manifest:media-type="image/png"/>
  <manifest:file-entry manifest:full-path="Pictures/10000000000002F00000003DC8C064A04603C02E.png" manifest:media-type="image/png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1" style:family="paragraph">
      <style:paragraph-properties fo:text-align="end"/>
      <style:text-properties style:font-size-asian="24pt"/>
    </style:style>
    <style:style style:name="P2" style:family="paragraph">
      <loext:graphic-properties draw:fill-color="#ffffff"/>
      <style:text-properties style:font-size-asian="24pt"/>
    </style:style>
    <style:style style:name="P3" style:family="paragraph">
      <loext:graphic-properties draw:fill-color="#ffffff"/>
    </style:style>
    <style:style style:name="P4" style:family="paragraph">
      <style:text-properties fo:font-size="96pt" style:font-size-asian="96pt" style:font-size-complex="96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96pt" style:font-size-asian="96pt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<text:s/>IIS “Blaise Pascal” - Reggio Emilia</text:p>
          </draw:text-box>
        </draw:frame>
        <draw:frame presentation:style-name="pr2" draw:text-style-name="P2" draw:layer="layout" svg:width="14.599cm" svg:height="3.6cm" svg:x="10.6cm" svg:y="10cm" presentation:class="subtitle" presentation:user-transformed="true">
          <draw:text-box>
            <text:p text:style-name="P1"><text:span text:style-name="T1">Esercizi risolti</text:span></text:p>
            <text:p text:style-name="P1"><text:span text:style-name="T2"><text:line-break/></text:span><text:span text:style-name="T2">Voce: Giulio Angiani</text:span></text:p>
            <text:p text:style-name="P1"><text:span text:style-name="T2">giulio.angiani@iispascal.it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Esercizio OOP in Java<text:tab/></text:p>
          </draw:text-box>
        </draw:frame>
        <draw:frame presentation:style-name="pr5" draw:text-style-name="P4" draw:layer="layout" svg:width="26.6cm" svg:height="10.2cm" svg:x="1.4cm" svg:y="4.6cm" presentation:class="outline" presentation:user-transformed="true">
          <draw:text-box>
            <text:p text:style-name="P4"><text:span text:style-name="T3">Si vuole gestire un garage. Realizzare una gerarchia di classi sapendo che:</text:span></text:p>
            <text:p text:style-name="P4"><text:span text:style-name="T3">un VEICOLO è dotato di matricola, di velocità , colore, marca, anno acquisto, numero di ruote, costo orario e</text:span></text:p>
            <text:p text:style-name="P4"><text:span text:style-name="T3">minuti sosta.</text:span></text:p>
            <text:p text:style-name="P4"><text:span text:style-name="T3">Per ogni veicolo deve essere possibile ottenere informazioni sullo stato di ogni attributo e deve essere</text:span></text:p>
            <text:p text:style-name="P4"><text:span text:style-name="T3">inoltre possibile modificare tali valori.</text:span></text:p>
            <text:p text:style-name="P4"><text:span text:style-name="T3">Inoltre è necessario calcolare l'importo totale della sosta: costo_orario*ore di sosta.</text:span></text:p>
            <text:p text:style-name="P4"><text:span text:style-name="T3">Inoltre deve essere possibile accelerare e decelerare il veicolo in qualsiasi momento.</text:span></text:p>
            <text:p text:style-name="P4"><text:span text:style-name="T3">L’ AUTOMOBILE deve inoltre possedere una velocità massima raggiungibile, indicare il numero di passeggeri</text:span></text:p>
            <text:p text:style-name="P4"><text:span text:style-name="T3">che può trasportare e la tipologia a cui appartiene(utilitaria, monovolume, jeep...) e fornire i metodi</text:span></text:p>
            <text:p text:style-name="P4"><text:span text:style-name="T3">d’accesso a tali informazioni.</text:span></text:p>
            <text:p text:style-name="P4"><text:span text:style-name="T3">La BICICLETTA invece deve possedere un campo per discriminare se si tratta di una bicicletta da donna o da</text:span></text:p>
            <text:p text:style-name="P4"><text:span text:style-name="T3">uomo e se possiede il cestino oppure no.</text:span></text:p>
            <text:p text:style-name="P4"><text:span text:style-name="T3">Realizzare per ogni classe il metodo toString() e il metodo equals dove necessario per definire un</text:span></text:p>
            <text:p text:style-name="P4"><text:span text:style-name="T3">uguaglianza sfruttando la matricola (consideriamo uguali due oggetti che hanno la stessa matricola).</text:span></text:p>
            <text:p text:style-name="P4"><text:span text:style-name="T3">Nel Main effettuare chiamate sui metodi per verificarne i risultati</text:span></text:p>
            <text:p text:style-name="P4"><text:span text:style-name="T3">(utilizzando un vettore di Oggetti di tipo “ArrayList”. Infine stampare nel Main solo le istanze di bicicletta contenute dal vettore.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justify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office="urn:oasis:names:tc:opendocument:xmlns:office:1.0" xmlns:anim="urn:oasis:names:tc:opendocument:xmlns:animation:1.0" xmlns:ooo="http://openoffice.org/2004/office" xmlns:xlink="http://www.w3.org/1999/xlink" xmlns:dc="http://purl.org/dc/elements/1.1/" office:version="1.2">
  <office:meta>
    <meta:creation-date>2020-03-05T15:13:22.595154497</meta:creation-date>
    <meta:editing-duration>PT19M44S</meta:editing-duration>
    <meta:editing-cycles>2</meta:editing-cycles>
    <meta:generator>LibreOffice/6.3.3.2$Linux_X86_64 LibreOffice_project/a64200df03143b798afd1ec74a12ab50359878ed</meta:generator>
    <dc:title>Classy Red</dc:title>
    <dc:date>2020-03-05T15:47:27.793792027</dc:date>
    <meta:document-statistic meta:object-count="45"/>
  </office:meta>
</office:document-meta>
</file>